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Job.save( NamespaceHelper helper , JobDetail jobDet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Job.createJobData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Job.getDocumentUrl(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Job.setDocumentUrl( JobDetail jobDetail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Job.load( Element element , String jobGroup , String servlet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